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3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27/" manifest:media-type="application/vnd.oasis.opendocument.formula"/>
  <manifest:file-entry manifest:full-path="Object 38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24/" manifest:media-type="application/vnd.oasis.opendocument.formula"/>
  <manifest:file-entry manifest:full-path="Object 30/" manifest:media-type="application/vnd.oasis.opendocument.formula"/>
  <manifest:file-entry manifest:full-path="Object 35/" manifest:media-type="application/vnd.oasis.opendocument.formula"/>
  <manifest:file-entry manifest:full-path="Object 41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9/" manifest:media-type="application/vnd.oasis.opendocument.formula"/>
  <manifest:file-entry manifest:full-path="Object 32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26/" manifest:media-type="application/vnd.oasis.opendocument.formula"/>
  <manifest:file-entry manifest:full-path="Object 37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34/" manifest:media-type="application/vnd.oasis.opendocument.formula"/>
  <manifest:file-entry manifest:full-path="Object 40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Object 28/" manifest:media-type="application/vnd.oasis.opendocument.formula"/>
  <manifest:file-entry manifest:full-path="Object 39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25/" manifest:media-type="application/vnd.oasis.opendocument.formula"/>
  <manifest:file-entry manifest:full-path="Object 31/" manifest:media-type="application/vnd.oasis.opendocument.formula"/>
  <manifest:file-entry manifest:full-path="Object 36/" manifest:media-type="application/vnd.oasis.opendocument.formula"/>
  <manifest:file-entry manifest:full-path="Object 42/" manifest:media-type="application/vnd.oasis.opendocument.formula"/>
  <manifest:file-entry manifest:full-path="mimetype" manifest:media-type="text/plain"/>
  <manifest:file-entry manifest:full-path="content.xml" manifest:media-type="text/xml"/>
  <manifest:file-entry manifest:full-path="Object 29/content.xml" manifest:media-type="text/xml"/>
  <manifest:file-entry manifest:full-path="Object 31/content.xml" manifest:media-type="text/xml"/>
  <manifest:file-entry manifest:full-path="Object 28/content.xml" manifest:media-type="text/xml"/>
  <manifest:file-entry manifest:full-path="Object 30/content.xml" manifest:media-type="text/xml"/>
  <manifest:file-entry manifest:full-path="Object 26/content.xml" manifest:media-type="text/xml"/>
  <manifest:file-entry manifest:full-path="Object 32/content.xml" manifest:media-type="text/xml"/>
  <manifest:file-entry manifest:full-path="Object 25/content.xml" manifest:media-type="text/xml"/>
  <manifest:file-entry manifest:full-path="Object 24/content.xml" manifest:media-type="text/xml"/>
  <manifest:file-entry manifest:full-path="Object 23/content.xml" manifest:media-type="text/xml"/>
  <manifest:file-entry manifest:full-path="Object 27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42/content.xml" manifest:media-type="text/xml"/>
  <manifest:file-entry manifest:full-path="Object 41/content.xml" manifest:media-type="text/xml"/>
  <manifest:file-entry manifest:full-path="Object 40/content.xml" manifest:media-type="text/xml"/>
  <manifest:file-entry manifest:full-path="Object 39/content.xml" manifest:media-type="text/xml"/>
  <manifest:file-entry manifest:full-path="Object 38/content.xml" manifest:media-type="text/xml"/>
  <manifest:file-entry manifest:full-path="Object 37/content.xml" manifest:media-type="text/xml"/>
  <manifest:file-entry manifest:full-path="Object 36/content.xml" manifest:media-type="text/xml"/>
  <manifest:file-entry manifest:full-path="Object 35/content.xml" manifest:media-type="text/xml"/>
  <manifest:file-entry manifest:full-path="META-INF/manifest.xml" manifest:media-type="text/xml"/>
  <manifest:file-entry manifest:full-path="Object 22/content.xml" manifest:media-type="text/xml"/>
  <manifest:file-entry manifest:full-path="Object 20/content.xml" manifest:media-type="text/xml"/>
  <manifest:file-entry manifest:full-path="Object 7/content.xml" manifest:media-type="text/xml"/>
  <manifest:file-entry manifest:full-path="Object 6/content.xml" manifest:media-type="text/xml"/>
  <manifest:file-entry manifest:full-path="Object 5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21/content.xml" manifest:media-type="text/xml"/>
  <manifest:file-entry manifest:full-path="Object 8/content.xml" manifest:media-type="text/xml"/>
  <manifest:file-entry manifest:full-path="Object 10/content.xml" manifest:media-type="text/xml"/>
  <manifest:file-entry manifest:full-path="Object 19/content.xml" manifest:media-type="text/xml"/>
  <manifest:file-entry manifest:full-path="Object 18/content.xml" manifest:media-type="text/xml"/>
  <manifest:file-entry manifest:full-path="Object 17/content.xml" manifest:media-type="text/xml"/>
  <manifest:file-entry manifest:full-path="Object 9/content.xml" manifest:media-type="text/xml"/>
  <manifest:file-entry manifest:full-path="Object 16/content.xml" manifest:media-type="text/xml"/>
  <manifest:file-entry manifest:full-path="Object 14/content.xml" manifest:media-type="text/xml"/>
  <manifest:file-entry manifest:full-path="Object 11/content.xml" manifest:media-type="text/xml"/>
  <manifest:file-entry manifest:full-path="Object 15/content.xml" manifest:media-type="text/xml"/>
  <manifest:file-entry manifest:full-path="Object 13/content.xml" manifest:media-type="text/xml"/>
  <manifest:file-entry manifest:full-path="Object 12/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keep-with-next="always" fo:break-before="page" fo:text-align="center" fo:margin-top="0.0548in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text-transform="uppercase" fo:font-variant="small-caps" fo:color="#000000" style:letter-kerning="true" fo:font-size="10pt" style:font-size-asian="10pt" style:font-size-complex="10pt" style:language-asian="pt" style:country-asian="BR"/>
    </style:style>
    <style:style style:name="P2" style:parent-style-name="Normal" style:family="paragraph">
      <style:paragraph-properties fo:margin-top="0.0694in" fo:margin-bottom="0in" style:line-height-at-least="0.0159in" fo:text-indent="0.1416in"/>
      <style:text-properties style:font-name="Calibri" style:font-name-asian="Times New Roman" style:font-name-complex="Calibri" fo:color="#000000" style:language-asian="pt" style:country-asian="BR"/>
    </style:style>
    <style:style style:name="P3" style:parent-style-name="Normal" style:family="paragraph">
      <style:paragraph-properties fo:margin-top="0.0694in" fo:margin-bottom="0in" style:line-height-at-least="0.0159in" fo:text-indent="0.4916in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P4" style:parent-style-name="Normal" style:family="paragraph">
      <style:paragraph-properties fo:margin-top="0.0694in" fo:margin-bottom="0in" style:line-height-at-least="0.0159in" fo:text-indent="0.4916in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P5" style:parent-style-name="Normal" style:family="paragraph">
      <style:text-properties style:font-name="Arial" style:font-name-asian="Times New Roman" style:font-name-complex="Arial" fo:font-size="12pt" style:font-size-asian="12pt" style:font-size-complex="12pt"/>
    </style:style>
    <style:style style:name="P6" style:parent-style-name="Normal" style:family="paragraph">
      <style:paragraph-properties fo:text-align="center"/>
    </style:style>
    <style:style style:name="T7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8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9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10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P11" style:parent-style-name="Normal" style:family="paragraph">
      <style:text-properties style:font-name="Arial" style:font-name-asian="Times New Roman" style:font-name-complex="Arial" fo:font-size="12pt" style:font-size-asian="12pt" style:font-size-complex="12pt"/>
    </style:style>
    <style:style style:name="P12" style:parent-style-name="Normal" style:family="paragraph">
      <style:paragraph-properties fo:text-align="center"/>
    </style:style>
    <style:style style:name="T13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14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P15" style:parent-style-name="Normal" style:family="paragraph">
      <style:text-properties style:font-name="Arial" style:font-name-asian="Times New Roman" style:font-name-complex="Arial" fo:font-size="12pt" style:font-size-asian="12pt" style:font-size-complex="12pt"/>
    </style:style>
    <style:style style:name="P16" style:parent-style-name="Normal" style:family="paragraph">
      <style:paragraph-properties fo:text-align="center"/>
    </style:style>
    <style:style style:name="T17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18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19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0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1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P22" style:parent-style-name="Normal" style:family="paragraph">
      <style:text-properties style:font-name="Arial" style:font-name-asian="Times New Roman" style:font-name-complex="Arial" fo:font-size="12pt" style:font-size-asian="12pt" style:font-size-complex="12pt"/>
    </style:style>
    <style:style style:name="P23" style:parent-style-name="Normal" style:family="paragraph">
      <style:paragraph-properties fo:text-align="center"/>
    </style:style>
    <style:style style:name="T24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5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6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7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8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P29" style:parent-style-name="Normal" style:family="paragraph">
      <style:paragraph-properties fo:margin-top="0.0694in" fo:margin-bottom="0in" style:line-height-at-least="0.0159in"/>
      <style:text-properties style:font-name="Arial" style:font-name-asian="Times New Roman" style:font-name-complex="Arial" style:font-weight-complex="bold" fo:color="#000000" fo:font-size="12pt" style:font-size-asian="12pt" style:font-size-complex="12pt" style:language-asian="pt" style:country-asian="BR"/>
    </style:style>
    <style:style style:name="P30" style:parent-style-name="Normal" style:family="paragraph">
      <style:paragraph-properties fo:margin-top="0.0694in" fo:margin-bottom="0in" style:line-height-at-least="0.0159in"/>
      <style:text-properties style:font-name="Calibri" style:font-name-asian="Times New Roman" style:font-name-complex="Calibri" fo:color="#000000" style:language-asian="pt" style:country-asian="BR"/>
    </style:style>
    <style:style style:name="P31" style:parent-style-name="Normal" style:family="paragraph">
      <style:text-properties style:font-name="Arial" style:font-name-asian="Times New Roman" style:font-name-complex="Arial" fo:font-size="12pt" style:font-size-asian="12pt" style:font-size-complex="12pt"/>
    </style:style>
    <style:style style:name="P32" style:parent-style-name="Normal" style:family="paragraph">
      <style:text-properties style:font-name="Arial" style:font-name-asian="Times New Roman" style:font-name-complex="Arial" fo:font-size="12pt" style:font-size-asian="12pt" style:font-size-complex="12pt"/>
    </style:style>
    <style:style style:name="T33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34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35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36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P37" style:parent-style-name="Normal" style:family="paragraph">
      <style:text-properties style:font-name="Arial" style:font-name-asian="Times New Roman" style:font-name-complex="Arial" fo:font-size="12pt" style:font-size-asian="12pt" style:font-size-complex="12pt"/>
    </style:style>
    <style:style style:name="P38" style:parent-style-name="Normal" style:family="paragraph">
      <style:paragraph-properties fo:text-align="center"/>
    </style:style>
    <style:style style:name="T39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40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41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42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P43" style:parent-style-name="Normal" style:family="paragraph">
      <style:paragraph-properties fo:text-align="center"/>
    </style:style>
    <style:style style:name="T44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45" style:parent-style-name="texhtml" style:family="text">
      <style:text-properties style:font-name="Arial" style:font-name-asian="Times New Roman" style:font-name-complex="Arial"/>
    </style:style>
    <style:style style:name="T46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47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P48" style:parent-style-name="Normal" style:family="paragraph">
      <style:paragraph-properties fo:text-align="center"/>
    </style:style>
    <style:style style:name="T49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50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51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52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53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P54" style:parent-style-name="Normal" style:family="paragraph">
      <style:paragraph-properties fo:text-align="center"/>
    </style:style>
    <style:style style:name="P55" style:parent-style-name="Normal" style:family="paragraph">
      <style:text-properties style:font-name="Arial" style:font-name-asian="Times New Roman" style:font-name-complex="Arial" fo:font-size="12pt" style:font-size-asian="12pt" style:font-size-complex="12pt" fo:language="en" fo:country="US"/>
    </style:style>
    <style:style style:name="P56" style:parent-style-name="Normal" style:family="paragraph">
      <style:text-properties style:font-name="Arial" style:font-name-asian="Times New Roman" style:font-name-complex="Arial" fo:font-size="12pt" style:font-size-asian="12pt" style:font-size-complex="12pt"/>
    </style:style>
    <style:style style:name="P57" style:parent-style-name="Normal" style:family="paragraph">
      <style:text-properties style:font-name="Arial" style:font-name-asian="Times New Roman" style:font-name-complex="Arial" fo:font-size="12pt" style:font-size-asian="12pt" style:font-size-complex="12pt"/>
    </style:style>
    <style:style style:name="T58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59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60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61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P62" style:parent-style-name="Normal" style:family="paragraph">
      <style:text-properties style:font-name="Arial" style:font-name-asian="Times New Roman" style:font-name-complex="Arial" fo:font-size="12pt" style:font-size-asian="12pt" style:font-size-complex="12pt"/>
    </style:style>
    <style:style style:name="P63" style:parent-style-name="Normal" style:family="paragraph">
      <style:paragraph-properties fo:text-align="center"/>
    </style:style>
    <style:style style:name="T64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65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66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67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P68" style:parent-style-name="Normal" style:family="paragraph">
      <style:paragraph-properties fo:text-align="center"/>
    </style:style>
    <style:style style:name="T69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70" style:parent-style-name="texhtml" style:family="text">
      <style:text-properties style:font-name="Arial" style:font-name-asian="Times New Roman" style:font-name-complex="Arial"/>
    </style:style>
    <style:style style:name="T71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72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P73" style:parent-style-name="Normal" style:family="paragraph">
      <style:paragraph-properties fo:text-align="center"/>
    </style:style>
    <style:style style:name="T74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75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76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77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78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P79" style:parent-style-name="Normal" style:family="paragraph">
      <style:paragraph-properties fo:text-align="center"/>
    </style:style>
    <style:style style:name="P80" style:parent-style-name="Normal" style:family="paragraph">
      <style:text-properties style:font-name="Arial" style:font-name-asian="Times New Roman" style:font-name-complex="Arial" fo:font-size="12pt" style:font-size-asian="12pt" style:font-size-complex="12pt"/>
    </style:style>
    <style:style style:name="T81" style:parent-style-name="Fonteparág.padrão" style:family="text">
      <style:text-properties style:font-name-asian="Times New Roman"/>
    </style:style>
    <style:style style:name="P82" style:parent-style-name="Normal" style:family="paragraph">
      <style:text-properties style:font-name-asian="Times New Roman"/>
    </style:style>
    <style:style style:name="T83" style:parent-style-name="Fonteparág.padrão" style:family="text">
      <style:text-properties style:font-name-asian="Times New Roman" fo:language="en" fo:country="US"/>
    </style:style>
    <style:style style:name="T84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85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86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87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88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89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90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91" style:parent-style-name="Fonteparág.padrão" style:family="text">
      <style:text-properties style:font-name="Arial" style:font-name-asian="Times New Roman" style:font-name-complex="Arial"/>
    </style:style>
    <style:style style:name="T92" style:parent-style-name="Fonteparág.padrão" style:family="text">
      <style:text-properties style:font-name="Arial" style:font-name-asian="Times New Roman" style:font-name-complex="Arial"/>
    </style:style>
    <style:style style:name="T93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94" style:parent-style-name="Fonteparág.padrão" style:family="text">
      <style:text-properties style:font-name="Arial" style:font-name-asian="Times New Roman" style:font-name-complex="Arial"/>
    </style:style>
    <style:style style:name="T95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96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P97" style:parent-style-name="Normal" style:family="paragraph">
      <style:paragraph-properties fo:text-align="center"/>
    </style:style>
    <style:style style:name="P98" style:parent-style-name="Normal" style:family="paragraph">
      <style:text-properties style:font-name="Arial" style:font-name-asian="Times New Roman" style:font-name-complex="Arial" fo:font-size="12pt" style:font-size-asian="12pt" style:font-size-complex="12pt"/>
    </style:style>
    <style:style style:name="P99" style:parent-style-name="Normal" style:family="paragraph">
      <style:paragraph-properties fo:text-align="center"/>
    </style:style>
    <style:style style:name="T100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10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02" style:parent-style-name="Normal" style:family="paragraph">
      <style:paragraph-properties fo:text-align="center"/>
    </style:style>
    <style:style style:name="T103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104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P105" style:parent-style-name="Normal" style:family="paragraph">
      <style:text-properties style:font-name="Arial" style:font-name-asian="Times New Roman" style:font-name-complex="Arial" fo:font-size="12pt" style:font-size-asian="12pt" style:font-size-complex="12pt"/>
    </style:style>
    <style:style style:name="P106" style:parent-style-name="Normal" style:family="paragraph">
      <style:text-properties style:font-name="Arial" style:font-name-asian="Times New Roman" style:font-name-complex="Arial" fo:font-size="12pt" style:font-size-asian="12pt" style:font-size-complex="12pt"/>
    </style:style>
    <style:style style:name="P107" style:parent-style-name="Normal" style:family="paragraph">
      <style:text-properties style:font-name="Arial" style:font-name-asian="Times New Roman" style:font-name-complex="Arial" fo:font-size="12pt" style:font-size-asian="12pt" style:font-size-complex="12pt"/>
    </style:style>
    <style:style style:name="T108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109" style:parent-style-name="Hyperlink" style:family="text">
      <style:text-properties style:font-name="Arial" style:font-name-asian="Times New Roman" style:font-name-complex="Arial" fo:font-size="12pt" style:font-size-asian="12pt" style:font-size-complex="12pt"/>
    </style:style>
    <style:style style:name="P110" style:parent-style-name="Normal" style:family="paragraph">
      <style:text-properties style:font-name="Arial" style:font-name-asian="Times New Roman" style:font-name-complex="Arial" fo:font-size="12pt" style:font-size-asian="12pt" style:font-size-complex="12pt"/>
    </style:style>
    <style:style style:name="P111" style:parent-style-name="Normal" style:family="paragraph">
      <style:text-properties style:font-name="Arial" style:font-name-asian="Times New Roman" style:font-name-complex="Arial" fo:font-size="12pt" style:font-size-asian="12pt" style:font-size-complex="12pt"/>
    </style:style>
    <style:style style:name="P112" style:parent-style-name="Normal" style:family="paragraph">
      <style:text-properties style:font-name="Arial" style:font-name-asian="Times New Roman" style:font-name-complex="Arial" fo:font-size="12pt" style:font-size-asian="12pt" style:font-size-complex="12pt"/>
    </style:style>
    <style:style style:name="T113" style:parent-style-name="Hyperlink" style:family="text">
      <style:text-properties style:font-name="Arial" style:font-name-complex="Arial" fo:font-size="12pt" style:font-size-asian="12pt" style:font-size-complex="12pt"/>
    </style:style>
    <style:style style:name="P114" style:parent-style-name="Normal" style:family="paragraph">
      <style:text-properties style:font-name="Arial" style:font-name-complex="Arial" fo:font-size="12pt" style:font-size-asian="12pt" style:font-size-complex="12pt"/>
    </style:style>
    <style:style style:name="P115" style:parent-style-name="Normal" style:family="paragraph">
      <style:text-properties style:font-name="Arial" style:font-name-asian="Times New Roman" style:font-name-complex="Arial" fo:font-size="12pt" style:font-size-asian="12pt" style:font-size-complex="12pt"/>
    </style:style>
    <style:style style:name="P116" style:parent-style-name="Normal" style:family="paragraph">
      <style:text-properties style:font-name="Arial" style:font-name-asian="Times New Roman" style:font-name-complex="Arial" fo:font-size="12pt" style:font-size-asian="12pt" style:font-size-complex="12pt"/>
    </style:style>
    <style:style style:name="T117" style:parent-style-name="Hyperlink" style:family="text">
      <style:text-properties style:font-name="Arial" style:font-name-complex="Arial" fo:font-size="12pt" style:font-size-asian="12pt" style:font-size-complex="12pt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40">
      <style:graphic-properties style:vertical-pos="middle"/>
    </style:style>
    <style:style style:family="graphic" style:name="a3">
      <style:graphic-properties style:vertical-pos="middle"/>
    </style:style>
    <style:style style:family="graphic" style:name="a41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</office:automatic-styles>
  <office:body>
    <office:text text:use-soft-page-breaks="true">
      <text:p text:style-name="P1">I. Introdução</text:p>
      <text:p text:style-name="P2"/>
      <text:p text:style-name="P3">As equações de Maxwell são um grupo de equações diferenciais parciais que, compõem a base do eletromagnetismo clássico. Elas São uma ferramenta fundamental para podermos entender e interpretar fenômenos eletromagnéticos do nosso mundo. Essas equações são:</text:p>
      <text:p text:style-name="P4"/>
      <text:p text:style-name="P5">Lei de Gauss para o campo magnético:</text:p>
      <text:p text:style-name="P6"><draw:frame draw:style-name="a0" text:anchor-type="as-char" svg:x="0in" svg:y="0in" svg:width="1.04167in" svg:height="0.225in" style:rel-width="scale" style:rel-height="scale"><draw:object xlink:href="Object 1/" xlink:type="simple" xlink:show="embed" xlink:actuate="onLoad"/></draw:frame></text:p>
      <text:p text:style-name="Normal"><text:span text:style-name="T7">Onde<text:s/></text:span><draw:frame draw:style-name="a1" text:anchor-type="as-char" svg:x="0in" svg:y="0in" svg:width="0.11667in" svg:height="0.225in" style:rel-width="scale" style:rel-height="scale"><draw:object xlink:href="Object 2/" xlink:type="simple" xlink:show="embed" xlink:actuate="onLoad"/></draw:frame><text:span text:style-name="T8"><text:s/>é o campo magné</text:span><text:span text:style-name="T9">tico<text:s/></text:span><text:span text:style-name="T10">.</text:span></text:p>
      <text:p text:style-name="P11">Lei de Gauss para o campo elétrico:</text:p>
      <text:p text:style-name="P12"><draw:frame draw:style-name="a2" text:anchor-type="as-char" svg:x="0in" svg:y="0in" svg:width="1.05in" svg:height="0.225in" style:rel-width="scale" style:rel-height="scale"><draw:object xlink:href="Object 3/" xlink:type="simple" xlink:show="embed" xlink:actuate="onLoad"/></draw:frame></text:p>
      <text:p text:style-name="Normal"><text:span text:style-name="T13">Onde<text:s/></text:span><draw:frame draw:style-name="a3" text:anchor-type="as-char" svg:x="0in" svg:y="0in" svg:width="0.11667in" svg:height="0.225in" style:rel-width="scale" style:rel-height="scale"><draw:object xlink:href="Object 4/" xlink:type="simple" xlink:show="embed" xlink:actuate="onLoad"/></draw:frame><text:span text:style-name="T14"><text:s/>é a densidade de fluxo elétrico.</text:span></text:p>
      <text:p text:style-name="P15">Lei de<text:s/>Ampère:</text:p>
      <text:p text:style-name="P16"><draw:frame draw:style-name="a4" text:anchor-type="as-char" svg:x="0in" svg:y="0in" svg:width="1.45in" svg:height="0.43333in" style:rel-width="scale" style:rel-height="scale"><draw:object xlink:href="Object 5/" xlink:type="simple" xlink:show="embed" xlink:actuate="onLoad"/></draw:frame></text:p>
      <text:p text:style-name="Normal"><text:span text:style-name="T17">Onde<text:s/></text:span><draw:frame draw:style-name="a5" text:anchor-type="as-char" svg:x="0in" svg:y="0in" svg:width="0.125in" svg:height="0.225in" style:rel-width="scale" style:rel-height="scale"><draw:object xlink:href="Object 6/" xlink:type="simple" xlink:show="embed" xlink:actuate="onLoad"/></draw:frame><text:span text:style-name="T18"><text:s/>é o campo magné</text:span><text:span text:style-name="T19">tico e<text:s/></text:span><draw:frame draw:style-name="a6" text:anchor-type="as-char" svg:x="0in" svg:y="0in" svg:width="0.06667in" svg:height="0.225in" style:rel-width="scale" style:rel-height="scale"><draw:object xlink:href="Object 7/" xlink:type="simple" xlink:show="embed" xlink:actuate="onLoad"/></draw:frame><text:span text:style-name="T20"><text:s/></text:span><text:span text:style-name="T21">é a densidade de corrente elétrica.</text:span></text:p>
      <text:p text:style-name="P22">Lei de Faraday:</text:p>
      <text:p text:style-name="P23"><draw:frame draw:style-name="a7" text:anchor-type="as-char" svg:x="0in" svg:y="0in" svg:width="1.50833in" svg:height="0.43333in" style:rel-width="scale" style:rel-height="scale"><draw:object xlink:href="Object 8/" xlink:type="simple" xlink:show="embed" xlink:actuate="onLoad"/></draw:frame></text:p>
      <text:p text:style-name="Normal"><text:span text:style-name="T24">Onde<text:s/></text:span><draw:frame draw:style-name="a8" text:anchor-type="as-char" svg:x="0in" svg:y="0in" svg:width="0.10833in" svg:height="0.225in" style:rel-width="scale" style:rel-height="scale"><draw:object xlink:href="Object 9/" xlink:type="simple" xlink:show="embed" xlink:actuate="onLoad"/></draw:frame><text:span text:style-name="T25"><text:s/>é o campo elétrico<text:s/></text:span><text:span text:style-name="T26">e<text:s/></text:span><draw:frame draw:style-name="a9" text:anchor-type="as-char" svg:x="0in" svg:y="0in" svg:width="0.15in" svg:height="0.225in" style:rel-width="scale" style:rel-height="scale"><draw:object xlink:href="Object 10/" xlink:type="simple" xlink:show="embed" xlink:actuate="onLoad"/></draw:frame><text:span text:style-name="T27"><text:s/></text:span><text:span text:style-name="T28">densidade de corrente magnética.</text:span></text:p>
      <text:p text:style-name="P29">Usando elas resolveremos os seguintes exercícios da referência:</text:p>
      <text:p text:style-name="P30"/>
      <text:p text:style-name="P31">3.1.1)<text:s/></text:p>
      <text:p text:style-name="P32">Podemos chegar<text:s/>à equação de Gauss (1.1) para o magnetismo a partir da lei de<text:s/>Lei de Ampère<text:s/>(1.4) num sistema sem fontes:</text:p>
      <text:p text:style-name="Normal"><text:span text:style-name="T33">Como o sistema não tem fontes<text:s/></text:span><draw:frame draw:style-name="a10" text:anchor-type="as-char" svg:x="0in" svg:y="0in" svg:width="0.15in" svg:height="0.225in" style:rel-width="scale" style:rel-height="scale"><draw:object xlink:href="Object 11/" xlink:type="simple" xlink:show="embed" xlink:actuate="onLoad"/></draw:frame><text:span text:style-name="T34">=0 e<text:s/></text:span><draw:frame draw:style-name="a11" text:anchor-type="as-char" svg:x="0in" svg:y="0in" svg:width="0.10833in" svg:height="0.225in" style:rel-width="scale" style:rel-height="scale"><draw:object xlink:href="Object 12/" xlink:type="simple" xlink:show="embed" xlink:actuate="onLoad"/></draw:frame><text:span text:style-name="T35"><text:s/></text:span><text:span text:style-name="T36">é constante no tempo</text:span></text:p>
      <text:p text:style-name="P37">Aplicando o teorema fundamental do calculo em (1.4):</text:p>
      <text:p text:style-name="P38"><draw:frame draw:style-name="a12" text:anchor-type="as-char" svg:x="0in" svg:y="0in" svg:width="1.04167in" svg:height="0.38333in" style:rel-width="scale" style:rel-height="scale"><draw:object xlink:href="Object 13/" xlink:type="simple" xlink:show="embed" xlink:actuate="onLoad"/></draw:frame></text:p>
      <text:soft-page-break/>
      <text:p text:style-name="Normal"><text:span text:style-name="T39">Como<text:s/></text:span><draw:frame draw:style-name="a13" text:anchor-type="as-char" svg:x="0in" svg:y="0in" svg:width="0.10833in" svg:height="0.225in" style:rel-width="scale" style:rel-height="scale"><draw:object xlink:href="Object 14/" xlink:type="simple" xlink:show="embed" xlink:actuate="onLoad"/></draw:frame><text:span text:style-name="T40"><text:s/>é constant</text:span><text:span text:style-name="T41">e</text:span><text:span text:style-name="T42"><text:s/>no tempo</text:span></text:p>
      <text:p text:style-name="P43"><draw:frame draw:style-name="a14" text:anchor-type="as-char" svg:x="0in" svg:y="0in" svg:width="2.59167in" svg:height="0.38333in" style:rel-width="scale" style:rel-height="scale"><draw:object xlink:href="Object 15/" xlink:type="simple" xlink:show="embed" xlink:actuate="onLoad"/></draw:frame></text:p>
      <text:p text:style-name="Normal"><text:span text:style-name="T44">Aplicando a operação<text:s/></text:span><draw:frame draw:style-name="a15" text:anchor-type="as-char" svg:x="0in" svg:y="0in" svg:width="0.2in" svg:height="0.18333in" style:rel-width="scale" style:rel-height="scale"><draw:object xlink:href="Object 16/" xlink:type="simple" xlink:show="embed" xlink:actuate="onLoad"/></draw:frame><text:span text:style-name="T45"><text:s/>em<text:s/></text:span><draw:frame draw:style-name="a16" text:anchor-type="as-char" svg:x="0in" svg:y="0in" svg:width="0.11667in" svg:height="0.225in" style:rel-width="scale" style:rel-height="scale"><draw:object xlink:href="Object 17/" xlink:type="simple" xlink:show="embed" xlink:actuate="onLoad"/></draw:frame><text:span text:style-name="T46"><text:s/>temos</text:span><text:span text:style-name="T47">:</text:span></text:p>
      <text:p text:style-name="P48"><draw:frame draw:style-name="a17" text:anchor-type="as-char" svg:x="0in" svg:y="0in" svg:width="2.13333in" svg:height="0.275in" style:rel-width="scale" style:rel-height="scale"><draw:object xlink:href="Object 18/" xlink:type="simple" xlink:show="embed" xlink:actuate="onLoad"/></draw:frame></text:p>
      <text:p text:style-name="Normal"><text:span text:style-name="T49">Como<text:s/></text:span><draw:frame draw:style-name="a18" text:anchor-type="as-char" svg:x="0in" svg:y="0in" svg:width="0.53333in" svg:height="0.21667in" style:rel-width="scale" style:rel-height="scale"><draw:object xlink:href="Object 19/" xlink:type="simple" xlink:show="embed" xlink:actuate="onLoad"/></draw:frame><text:span text:style-name="T50"><text:s/>para um campo derivavel continuo<text:s/></text:span><draw:frame draw:style-name="a19" text:anchor-type="as-char" svg:x="0in" svg:y="0in" svg:width="0.10833in" svg:height="0.225in" style:rel-width="scale" style:rel-height="scale"><draw:object xlink:href="Object 20/" xlink:type="simple" xlink:show="embed" xlink:actuate="onLoad"/></draw:frame><text:span text:style-name="T51"><text:s/>qualquer</text:span><text:span text:style-name="T52">, temos que de fato</text:span><text:span text:style-name="T53">:</text:span></text:p>
      <text:p text:style-name="P54"><draw:frame draw:style-name="a20" text:anchor-type="as-char" svg:x="0in" svg:y="0in" svg:width="0.68333in" svg:height="0.21667in" style:rel-width="scale" style:rel-height="scale"><draw:object xlink:href="Object 21/" xlink:type="simple" xlink:show="embed" xlink:actuate="onLoad"/></draw:frame></text:p>
      <text:p text:style-name="P55"/>
      <text:p text:style-name="P56">3.1.2)</text:p>
      <text:p text:style-name="P57">Podemos checar á equação (1.2)<text:s/>a partir da equação (1.3):<text:s/></text:p>
      <text:p text:style-name="Normal"><text:span text:style-name="T58">Como o sistema não tem fontes<text:s/></text:span><draw:frame draw:style-name="a21" text:anchor-type="as-char" svg:x="0in" svg:y="0in" svg:width="0.06667in" svg:height="0.225in" style:rel-width="scale" style:rel-height="scale"><draw:object xlink:href="Object 22/" xlink:type="simple" xlink:show="embed" xlink:actuate="onLoad"/></draw:frame><text:span text:style-name="T59">=0 e<text:s/></text:span><draw:frame draw:style-name="a22" text:anchor-type="as-char" svg:x="0in" svg:y="0in" svg:width="0.125in" svg:height="0.225in" style:rel-width="scale" style:rel-height="scale"><draw:object xlink:href="Object 23/" xlink:type="simple" xlink:show="embed" xlink:actuate="onLoad"/></draw:frame><text:span text:style-name="T60"><text:s/></text:span><text:span text:style-name="T61">é constante no tempo</text:span></text:p>
      <text:p text:style-name="P62">Aplicando o teorema fundamental do calculo em (1.3):</text:p>
      <text:p text:style-name="P63"><draw:frame draw:style-name="a23" text:anchor-type="as-char" svg:x="0in" svg:y="0in" svg:width="1.09167in" svg:height="0.38333in" style:rel-width="scale" style:rel-height="scale"><draw:object xlink:href="Object 24/" xlink:type="simple" xlink:show="embed" xlink:actuate="onLoad"/></draw:frame></text:p>
      <text:p text:style-name="Normal"><text:span text:style-name="T64">Como<text:s/></text:span><draw:frame draw:style-name="a24" text:anchor-type="as-char" svg:x="0in" svg:y="0in" svg:width="0.10833in" svg:height="0.225in" style:rel-width="scale" style:rel-height="scale"><draw:object xlink:href="Object 25/" xlink:type="simple" xlink:show="embed" xlink:actuate="onLoad"/></draw:frame><text:span text:style-name="T65"><text:s/>é constant</text:span><text:span text:style-name="T66">e</text:span><text:span text:style-name="T67"><text:s/>no tempo</text:span></text:p>
      <text:p text:style-name="P68"><draw:frame draw:style-name="a25" text:anchor-type="as-char" svg:x="0in" svg:y="0in" svg:width="2.66667in" svg:height="0.38333in" style:rel-width="scale" style:rel-height="scale"><draw:object xlink:href="Object 26/" xlink:type="simple" xlink:show="embed" xlink:actuate="onLoad"/></draw:frame></text:p>
      <text:p text:style-name="Normal"><text:span text:style-name="T69">Aplicando a operação<text:s/></text:span><draw:frame draw:style-name="a26" text:anchor-type="as-char" svg:x="0in" svg:y="0in" svg:width="0.2in" svg:height="0.18333in" style:rel-width="scale" style:rel-height="scale"><draw:object xlink:href="Object 27/" xlink:type="simple" xlink:show="embed" xlink:actuate="onLoad"/></draw:frame><text:span text:style-name="T70"><text:s/>em<text:s/></text:span><draw:frame draw:style-name="a27" text:anchor-type="as-char" svg:x="0in" svg:y="0in" svg:width="0.11667in" svg:height="0.225in" style:rel-width="scale" style:rel-height="scale"><draw:object xlink:href="Object 28/" xlink:type="simple" xlink:show="embed" xlink:actuate="onLoad"/></draw:frame><text:span text:style-name="T71"><text:s/>temos</text:span><text:span text:style-name="T72">:</text:span></text:p>
      <text:p text:style-name="P73"><draw:frame draw:style-name="a28" text:anchor-type="as-char" svg:x="0in" svg:y="0in" svg:width="2.19167in" svg:height="0.275in" style:rel-width="scale" style:rel-height="scale"><draw:object xlink:href="Object 29/" xlink:type="simple" xlink:show="embed" xlink:actuate="onLoad"/></draw:frame></text:p>
      <text:p text:style-name="Normal"><text:span text:style-name="T74">Como<text:s/></text:span><draw:frame draw:style-name="a29" text:anchor-type="as-char" svg:x="0in" svg:y="0in" svg:width="0.53333in" svg:height="0.21667in" style:rel-width="scale" style:rel-height="scale"><draw:object xlink:href="Object 30/" xlink:type="simple" xlink:show="embed" xlink:actuate="onLoad"/></draw:frame><text:span text:style-name="T75"><text:s/>para um campo derivavel continuo<text:s/></text:span><draw:frame draw:style-name="a30" text:anchor-type="as-char" svg:x="0in" svg:y="0in" svg:width="0.10833in" svg:height="0.225in" style:rel-width="scale" style:rel-height="scale"><draw:object xlink:href="Object 31/" xlink:type="simple" xlink:show="embed" xlink:actuate="onLoad"/></draw:frame><text:span text:style-name="T76"><text:s/>qualquer</text:span><text:span text:style-name="T77">, temos que de fato</text:span><text:span text:style-name="T78">:</text:span></text:p>
      <text:p text:style-name="P79"><draw:frame draw:style-name="a31" text:anchor-type="as-char" svg:x="0in" svg:y="0in" svg:width="0.69167in" svg:height="0.21667in" style:rel-width="scale" style:rel-height="scale"><draw:object xlink:href="Object 32/" xlink:type="simple" xlink:show="embed" xlink:actuate="onLoad"/></draw:frame></text:p>
      <text:p text:style-name="P80">3.2) Podemos achar uma equação de onda equivalente a equação 3.20.c para o modo x-direcionado y-polarizado TEM<text:s/>3.18.a.</text:p>
      <text:p text:style-name="Normal"><draw:frame draw:style-name="a32" text:anchor-type="as-char" svg:x="0in" svg:y="0in" svg:width="3.14167in" svg:height="0.4in" style:rel-width="scale" style:rel-height="scale"><draw:object xlink:href="Object 33/" xlink:type="simple" xlink:show="embed" xlink:actuate="onLoad"/></draw:frame><text:span text:style-name="T81"><text:tab/></text:span></text:p>
      <text:p text:style-name="P82"/>
      <text:p text:style-name="Normal"><draw:frame draw:style-name="a33" text:anchor-type="as-char" svg:x="0in" svg:y="0in" svg:width="3.28333in" svg:height="0.425in" style:rel-width="scale" style:rel-height="scale"><draw:object xlink:href="Object 34/" xlink:type="simple" xlink:show="embed" xlink:actuate="onLoad"/></draw:frame><text:span text:style-name="T83"><text:tab/></text:span></text:p>
      <text:p text:style-name="Normal"><draw:frame draw:style-name="a34" text:anchor-type="as-char" svg:x="0in" svg:y="0in" svg:width="0.125in" svg:height="0.225in" style:rel-width="scale" style:rel-height="scale"><draw:object xlink:href="Object 35/" xlink:type="simple" xlink:show="embed" xlink:actuate="onLoad"/></draw:frame><text:span text:style-name="T84"><text:s/>é o campo magné</text:span><text:span text:style-name="T85">tico e<text:s/></text:span><draw:frame draw:style-name="a35" text:anchor-type="as-char" svg:x="0in" svg:y="0in" svg:width="0.06667in" svg:height="0.225in" style:rel-width="scale" style:rel-height="scale"><draw:object xlink:href="Object 36/" xlink:type="simple" xlink:show="embed" xlink:actuate="onLoad"/></draw:frame><text:span text:style-name="T86"><text:s/></text:span><text:span text:style-name="T87">é a densidade de corrente elétrica, σ é a condutividade eletromagnética e σ</text:span><text:span text:style-name="T88">*</text:span><text:span text:style-name="T89"><text:s/>e a perda magnética equivalente.</text:span></text:p>
      <text:p text:style-name="Normal"><text:span text:style-name="T90">Considerando<text:s/></text:span><draw:frame draw:style-name="a36" text:anchor-type="as-char" svg:x="0in" svg:y="0in" svg:width="1.475in" svg:height="0.24167in" style:rel-width="scale" style:rel-height="scale"><draw:object xlink:href="Object 37/" xlink:type="simple" xlink:show="embed" xlink:actuate="onLoad"/></draw:frame><text:span text:style-name="T91"><text:s/>e<text:s/></text:span><draw:frame draw:style-name="a37" text:anchor-type="as-char" svg:x="0in" svg:y="0in" svg:width="0.73333in" svg:height="0.18333in" style:rel-width="scale" style:rel-height="scale"><draw:object xlink:href="Object 38/" xlink:type="simple" xlink:show="embed" xlink:actuate="onLoad"/></draw:frame><text:span text:style-name="T92"><text:s/></text:span><text:span text:style-name="T93">derivando</text:span><text:span text:style-name="T94"><text:s/></text:span><text:span text:style-name="T95">(3.18.a)</text:span><text:span text:style-name="T96"><text:s/>no tempo temos:</text:span></text:p>
      <text:p text:style-name="P97"><draw:frame draw:style-name="a38" text:anchor-type="as-char" svg:x="0in" svg:y="0in" svg:width="1.625in" svg:height="0.45833in" style:rel-width="scale" style:rel-height="scale"><draw:object xlink:href="Object 39/" xlink:type="simple" xlink:show="embed" xlink:actuate="onLoad"/></draw:frame></text:p>
      <text:p text:style-name="P98">Derivando 3.18.b parcialmente no espaço temos:</text:p>
      <text:p text:style-name="P99"><draw:frame draw:style-name="a39" text:anchor-type="as-char" svg:x="0in" svg:y="0in" svg:width="1.59167in" svg:height="0.45833in" style:rel-width="scale" style:rel-height="scale"><draw:object xlink:href="Object 40/" xlink:type="simple" xlink:show="embed" xlink:actuate="onLoad"/></draw:frame></text:p>
      <text:p text:style-name="Normal"><text:span text:style-name="T100">Como</text:span><text:span text:style-name="T101"><text:s/>sistema considerado é linear a ordem das derivadas parciais não importa, podemos substituir 2 em 1 ficando com:</text:span></text:p>
      <text:p text:style-name="P102"><draw:frame draw:style-name="a40" text:anchor-type="as-char" svg:x="0in" svg:y="0in" svg:width="2.525in" svg:height="0.45833in" style:rel-width="scale" style:rel-height="scale"><draw:object xlink:href="Object 41/" xlink:type="simple" xlink:show="embed" xlink:actuate="onLoad"/></draw:frame></text:p>
      <text:p text:style-name="Normal"><text:span text:style-name="T103">Onde<text:s/></text:span><draw:frame draw:style-name="a41" text:anchor-type="as-char" svg:x="0in" svg:y="0in" svg:width="0.6in" svg:height="0.6in" style:rel-width="scale" style:rel-height="scale"><draw:object xlink:href="Object 42/" xlink:type="simple" xlink:show="embed" xlink:actuate="onLoad"/></draw:frame><text:span text:style-name="T104">.<text:s/></text:span></text:p>
      <text:p text:style-name="P105">Vemos que a equação 3 é, de fato, equivalente a equação 3.20.c.</text:p>
      <text:p text:style-name="P106">3.7)</text:p>
      <text:p text:style-name="P107">Explicação resumida do código</text:p>
      <text:p text:style-name="Normal"><text:span text:style-name="T108">Código no seguinte link<text:s/></text:span><text:a xlink:href="https://github.com/VitorLeonardi/OndasEM/blob/master/Trabalho%203/Ex3.7.m" office:target-frame-name="_top" xlink:show="replace"><text:span text:style-name="T109">https://github.com/VitorLeonardi/OndasEM/blob/master/Trabalho%203/Ex3.7.m</text:span></text:a></text:p>
      <text:p text:style-name="P110">3.8)</text:p>
      <text:p text:style-name="P111">Explicação resumida do código</text:p>
      <text:p text:style-name="P112">Código no seguinte link</text:p>
      <text:p text:style-name="Normal"><text:a xlink:href="https://github.com/VitorLeonardi/OndasEM/blob/master/Trabalho%203/Ex3.8.m" office:target-frame-name="_top" xlink:show="replace"><text:span text:style-name="T113">https://github.com/VitorLeonardi/OndasEM/blob/master/Trabalho%203/Ex3.8.m</text:span></text:a></text:p>
      <text:p text:style-name="P114">3.9)</text:p>
      <text:p text:style-name="P115">Explicação resumida do código</text:p>
      <text:p text:style-name="P116">Código no seguinte link</text:p>
      <text:p text:style-name="Normal"><text:a xlink:href="https://github.com/VitorLeonardi/OndasEM/blob/master/Trabalho%203/Ex3.9.m" office:target-frame-name="_top" xlink:show="replace"><text:span text:style-name="T117">https://github.com/VitorLeonardi/OndasEM/blob/master/Trabalho%203/Ex3.9.m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keep-with-next="always" fo:text-align="center" fo:margin-top="0.0694in" fo:margin-bottom="0.0548in" fo:line-height="100%"/>
      <style:text-properties style:font-name="Times New Roman" style:font-name-asian="Times New Roman" style:font-name-complex="Times New Roman" fo:font-weight="bold" style:font-weight-asian="bold" style:font-weight-complex="bold" fo:font-variant="small-caps" fo:color="#000000" style:letter-kerning="true" fo:font-size="24pt" style:font-size-asian="24pt" style:font-size-complex="24pt" style:language-asian="pt" style:country-asian="BR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font-variant="small-caps" fo:color="#000000" style:letter-kerning="true" fo:font-size="24pt" style:font-size-asian="24pt" style:font-size-complex="24pt" style:language-asian="pt" style:country-asian="BR"/>
    </style:style>
    <style:style style:name="western" style:display-name="western" style:family="paragraph" style:parent-style-name="Normal">
      <style:paragraph-properties fo:margin-top="0.0694in" fo:margin-bottom="0.0826in"/>
      <style:text-properties style:font-name="Calibri" style:font-name-asian="Times New Roman" style:font-name-complex="Calibri" fo:color="#000000" style:language-asian="pt" style:country-asian="BR" fo:hyphenate="false"/>
    </style:style>
    <style:style style:name="texhtml" style:display-name="texhtml" style:family="text" style:parent-style-name="Fonteparág.padrão"/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uário do Windows</meta:initial-creator>
    <dc:creator>Usuário do Windows</dc:creator>
    <meta:creation-date>2020-07-12T04:30:00Z</meta:creation-date>
    <dc:date>2020-07-12T04:47:00Z</dc:date>
    <meta:template xlink:href="Normal.dotm" xlink:type="simple"/>
    <meta:editing-cycles>1</meta:editing-cycles>
    <meta:editing-duration>PT960S</meta:editing-duration>
    <meta:document-statistic meta:page-count="3" meta:paragraph-count="6" meta:word-count="531" meta:character-count="3397" meta:row-count="23" meta:non-whitespace-character-count="2872"/>
  </office:meta>
</office:document-meta>
</file>

<file path=Object 1/content.xml><?xml version="1.0" encoding="utf-8"?>
<mml:math xmlns:mml="http://www.w3.org/1998/Math/MathML" xmlns:m="http://schemas.openxmlformats.org/officeDocument/2006/math">
  <mml:mo>∇</mml:mo>
  <mml:mi mathvariant="normal"> </mml:mi>
  <mml:mo>·</mml:mo>
  <mml:mover accent="true">
    <mml:mrow>
      <mml:mi>B</mml:mi>
    </mml:mrow>
    <mml:mo>→</mml:mo>
  </mml:mover>
  <mml:mo>=</mml:mo>
  <mml:mn>0</mml:mn>
  <mml:mi> </mml:mi>
  <mml:mo>(</mml:mo>
  <mml:mn>1.1</mml:mn>
  <mml:mo>)</mml:mo>
</mml:math>
</file>

<file path=Object 10/content.xml><?xml version="1.0" encoding="utf-8"?>
<mml:math xmlns:mml="http://www.w3.org/1998/Math/MathML" xmlns:m="http://schemas.openxmlformats.org/officeDocument/2006/math">
  <mml:mover accent="true">
    <mml:mrow>
      <mml:mi>M</mml:mi>
    </mml:mrow>
    <mml:mo>→</mml:mo>
  </mml:mover>
</mml:math>
</file>

<file path=Object 11/content.xml><?xml version="1.0" encoding="utf-8"?>
<mml:math xmlns:mml="http://www.w3.org/1998/Math/MathML" xmlns:m="http://schemas.openxmlformats.org/officeDocument/2006/math">
  <mml:mover accent="true">
    <mml:mrow>
      <mml:mi>M</mml:mi>
    </mml:mrow>
    <mml:mo>→</mml:mo>
  </mml:mover>
</mml:math>
</file>

<file path=Object 12/content.xml><?xml version="1.0" encoding="utf-8"?>
<mml:math xmlns:mml="http://www.w3.org/1998/Math/MathML" xmlns:m="http://schemas.openxmlformats.org/officeDocument/2006/math">
  <mml:mover accent="true">
    <mml:mrow>
      <mml:mi>E</mml:mi>
    </mml:mrow>
    <mml:mo>→</mml:mo>
  </mml:mover>
</mml:math>
</file>

<file path=Object 13/content.xml><?xml version="1.0" encoding="utf-8"?>
<mml:math xmlns:mml="http://www.w3.org/1998/Math/MathML" xmlns:m="http://schemas.openxmlformats.org/officeDocument/2006/math">
  <mml:mover accent="true">
    <mml:mrow>
      <mml:mi>B</mml:mi>
    </mml:mrow>
    <mml:mo>→</mml:mo>
  </mml:mover>
  <mml:mo>=</mml:mo>
  <mml:mrow>
    <mml:mo stretchy="false">∫</mml:mo>
    <mml:mrow>
      <mml:mo>∇</mml:mo>
      <mml:mi mathvariant="normal"> </mml:mi>
      <mml:mi mathvariant="normal">x</mml:mi>
      <mml:mi mathvariant="normal"> </mml:mi>
      <mml:mover accent="true">
        <mml:mrow>
          <mml:mi>E</mml:mi>
        </mml:mrow>
        <mml:mo>→</mml:mo>
      </mml:mover>
      <mml:mi> </mml:mi>
      <mml:mi>d</mml:mi>
      <mml:mi>t</mml:mi>
    </mml:mrow>
  </mml:mrow>
</mml:math>
</file>

<file path=Object 14/content.xml><?xml version="1.0" encoding="utf-8"?>
<mml:math xmlns:mml="http://www.w3.org/1998/Math/MathML" xmlns:m="http://schemas.openxmlformats.org/officeDocument/2006/math">
  <mml:mover accent="true">
    <mml:mrow>
      <mml:mi>E</mml:mi>
    </mml:mrow>
    <mml:mo>→</mml:mo>
  </mml:mover>
</mml:math>
</file>

<file path=Object 15/content.xml><?xml version="1.0" encoding="utf-8"?>
<mml:math xmlns:mml="http://www.w3.org/1998/Math/MathML" xmlns:m="http://schemas.openxmlformats.org/officeDocument/2006/math">
  <mml:mover accent="true">
    <mml:mrow>
      <mml:mi>B</mml:mi>
    </mml:mrow>
    <mml:mo>→</mml:mo>
  </mml:mover>
  <mml:mo>=</mml:mo>
  <mml:mo>∇</mml:mo>
  <mml:mi mathvariant="normal"> </mml:mi>
  <mml:mi mathvariant="normal">x</mml:mi>
  <mml:mi mathvariant="normal"> </mml:mi>
  <mml:mover accent="true">
    <mml:mrow>
      <mml:mi>E</mml:mi>
    </mml:mrow>
    <mml:mo>→</mml:mo>
  </mml:mover>
  <mml:mi> </mml:mi>
  <mml:mrow>
    <mml:mo stretchy="false">∫</mml:mo>
    <mml:mrow>
      <mml:mn>1</mml:mn>
      <mml:mi>d</mml:mi>
      <mml:mi>t</mml:mi>
    </mml:mrow>
  </mml:mrow>
  <mml:mo>=</mml:mo>
  <mml:mo>∇</mml:mo>
  <mml:mi mathvariant="normal"> </mml:mi>
  <mml:mi mathvariant="normal">x</mml:mi>
  <mml:mi mathvariant="normal"> </mml:mi>
  <mml:mover accent="true">
    <mml:mrow>
      <mml:mi>E</mml:mi>
    </mml:mrow>
    <mml:mo>→</mml:mo>
  </mml:mover>
  <mml:mi>*</mml:mi>
  <mml:mi>t</mml:mi>
  <mml:mi> </mml:mi>
  <mml:mo>(</mml:mo>
  <mml:mn>3.1</mml:mn>
  <mml:mo>.</mml:mo>
  <mml:mn>1</mml:mn>
  <mml:mo>.</mml:mo>
  <mml:mn>3</mml:mn>
  <mml:mo>)</mml:mo>
</mml:math>
</file>

<file path=Object 16/content.xml><?xml version="1.0" encoding="utf-8"?>
<mml:math xmlns:mml="http://www.w3.org/1998/Math/MathML" xmlns:m="http://schemas.openxmlformats.org/officeDocument/2006/math">
  <mml:mo>∇</mml:mo>
  <mml:mi>*</mml:mi>
</mml:math>
</file>

<file path=Object 17/content.xml><?xml version="1.0" encoding="utf-8"?>
<mml:math xmlns:mml="http://www.w3.org/1998/Math/MathML" xmlns:m="http://schemas.openxmlformats.org/officeDocument/2006/math">
  <mml:mover accent="true">
    <mml:mrow>
      <mml:mi>B</mml:mi>
    </mml:mrow>
    <mml:mo>→</mml:mo>
  </mml:mover>
</mml:math>
</file>

<file path=Object 18/content.xml><?xml version="1.0" encoding="utf-8"?>
<mml:math xmlns:mml="http://www.w3.org/1998/Math/MathML" xmlns:m="http://schemas.openxmlformats.org/officeDocument/2006/math">
  <mml:mo>∇</mml:mo>
  <mml:mo>·</mml:mo>
  <mml:mover accent="true">
    <mml:mrow>
      <mml:mi>B</mml:mi>
    </mml:mrow>
    <mml:mo>→</mml:mo>
  </mml:mover>
  <mml:mo>=</mml:mo>
  <mml:mo>∇</mml:mo>
  <mml:mo>·</mml:mo>
  <mml:mfenced separators="|">
    <mml:mrow>
      <mml:mo>∇</mml:mo>
      <mml:mi mathvariant="normal"> </mml:mi>
      <mml:mi mathvariant="normal">x</mml:mi>
      <mml:mi mathvariant="normal"> </mml:mi>
      <mml:mover accent="true">
        <mml:mrow>
          <mml:mi>E</mml:mi>
        </mml:mrow>
        <mml:mo>→</mml:mo>
      </mml:mover>
      <mml:mi>*</mml:mi>
      <mml:mi>t</mml:mi>
      <mml:mi> </mml:mi>
    </mml:mrow>
  </mml:mfenced>
  <mml:mi> </mml:mi>
  <mml:mo>(</mml:mo>
  <mml:mn>3.1</mml:mn>
  <mml:mo>.</mml:mo>
  <mml:mn>1.4</mml:mn>
  <mml:mo>)</mml:mo>
</mml:math>
</file>

<file path=Object 19/content.xml><?xml version="1.0" encoding="utf-8"?>
<mml:math xmlns:mml="http://www.w3.org/1998/Math/MathML" xmlns:m="http://schemas.openxmlformats.org/officeDocument/2006/math">
  <mml:mo>∇</mml:mo>
  <mml:mo>·</mml:mo>
  <mml:mo>∇</mml:mo>
  <mml:mi mathvariant="normal"> </mml:mi>
  <mml:mi mathvariant="normal">x</mml:mi>
  <mml:mi mathvariant="normal"> </mml:mi>
  <mml:mover accent="true">
    <mml:mrow>
      <mml:mi>F</mml:mi>
    </mml:mrow>
    <mml:mo>→</mml:mo>
  </mml:mover>
</mml:math>
</file>

<file path=Object 2/content.xml><?xml version="1.0" encoding="utf-8"?>
<mml:math xmlns:mml="http://www.w3.org/1998/Math/MathML" xmlns:m="http://schemas.openxmlformats.org/officeDocument/2006/math">
  <mml:mover accent="true">
    <mml:mrow>
      <mml:mi>B</mml:mi>
    </mml:mrow>
    <mml:mo>→</mml:mo>
  </mml:mover>
</mml:math>
</file>

<file path=Object 20/content.xml><?xml version="1.0" encoding="utf-8"?>
<mml:math xmlns:mml="http://www.w3.org/1998/Math/MathML" xmlns:m="http://schemas.openxmlformats.org/officeDocument/2006/math">
  <mml:mover accent="true">
    <mml:mrow>
      <mml:mi>F</mml:mi>
    </mml:mrow>
    <mml:mo>→</mml:mo>
  </mml:mover>
</mml:math>
</file>

<file path=Object 21/content.xml><?xml version="1.0" encoding="utf-8"?>
<mml:math xmlns:mml="http://www.w3.org/1998/Math/MathML" xmlns:m="http://schemas.openxmlformats.org/officeDocument/2006/math">
  <mml:mo>∇</mml:mo>
  <mml:mi mathvariant="normal"> </mml:mi>
  <mml:mo>·</mml:mo>
  <mml:mover accent="true">
    <mml:mrow>
      <mml:mi>B</mml:mi>
    </mml:mrow>
    <mml:mo>→</mml:mo>
  </mml:mover>
  <mml:mo>=</mml:mo>
  <mml:mn>0</mml:mn>
  <mml:mi> </mml:mi>
</mml:math>
</file>

<file path=Object 22/content.xml><?xml version="1.0" encoding="utf-8"?>
<mml:math xmlns:mml="http://www.w3.org/1998/Math/MathML" xmlns:m="http://schemas.openxmlformats.org/officeDocument/2006/math">
  <mml:mover accent="true">
    <mml:mrow>
      <mml:mi>J</mml:mi>
    </mml:mrow>
    <mml:mo>→</mml:mo>
  </mml:mover>
</mml:math>
</file>

<file path=Object 23/content.xml><?xml version="1.0" encoding="utf-8"?>
<mml:math xmlns:mml="http://www.w3.org/1998/Math/MathML" xmlns:m="http://schemas.openxmlformats.org/officeDocument/2006/math">
  <mml:mover accent="true">
    <mml:mrow>
      <mml:mi>H</mml:mi>
    </mml:mrow>
    <mml:mo>→</mml:mo>
  </mml:mover>
</mml:math>
</file>

<file path=Object 24/content.xml><?xml version="1.0" encoding="utf-8"?>
<mml:math xmlns:mml="http://www.w3.org/1998/Math/MathML" xmlns:m="http://schemas.openxmlformats.org/officeDocument/2006/math">
  <mml:mover accent="true">
    <mml:mrow>
      <mml:mi>D</mml:mi>
    </mml:mrow>
    <mml:mo>→</mml:mo>
  </mml:mover>
  <mml:mo>=</mml:mo>
  <mml:mrow>
    <mml:mo stretchy="false">∫</mml:mo>
    <mml:mrow>
      <mml:mo>∇</mml:mo>
      <mml:mi mathvariant="normal"> </mml:mi>
      <mml:mi mathvariant="normal">x</mml:mi>
      <mml:mi mathvariant="normal"> </mml:mi>
      <mml:mi mathvariant="normal"> </mml:mi>
      <mml:mover accent="true">
        <mml:mrow>
          <mml:mi>H</mml:mi>
        </mml:mrow>
        <mml:mo>→</mml:mo>
      </mml:mover>
      <mml:mi> </mml:mi>
      <mml:mi>d</mml:mi>
      <mml:mi>t</mml:mi>
    </mml:mrow>
  </mml:mrow>
</mml:math>
</file>

<file path=Object 25/content.xml><?xml version="1.0" encoding="utf-8"?>
<mml:math xmlns:mml="http://www.w3.org/1998/Math/MathML" xmlns:m="http://schemas.openxmlformats.org/officeDocument/2006/math">
  <mml:mover accent="true">
    <mml:mrow>
      <mml:mi>E</mml:mi>
    </mml:mrow>
    <mml:mo>→</mml:mo>
  </mml:mover>
</mml:math>
</file>

<file path=Object 26/content.xml><?xml version="1.0" encoding="utf-8"?>
<mml:math xmlns:mml="http://www.w3.org/1998/Math/MathML" xmlns:m="http://schemas.openxmlformats.org/officeDocument/2006/math">
  <mml:mover accent="true">
    <mml:mrow>
      <mml:mi>D</mml:mi>
    </mml:mrow>
    <mml:mo>→</mml:mo>
  </mml:mover>
  <mml:mo>=</mml:mo>
  <mml:mo>∇</mml:mo>
  <mml:mi mathvariant="normal"> </mml:mi>
  <mml:mi mathvariant="normal">x</mml:mi>
  <mml:mi mathvariant="normal"> </mml:mi>
  <mml:mover accent="true">
    <mml:mrow>
      <mml:mi>H</mml:mi>
    </mml:mrow>
    <mml:mo>→</mml:mo>
  </mml:mover>
  <mml:mi> </mml:mi>
  <mml:mi> </mml:mi>
  <mml:mrow>
    <mml:mo stretchy="false">∫</mml:mo>
    <mml:mrow>
      <mml:mn>1</mml:mn>
      <mml:mi>d</mml:mi>
      <mml:mi>t</mml:mi>
    </mml:mrow>
  </mml:mrow>
  <mml:mo>=</mml:mo>
  <mml:mo>∇</mml:mo>
  <mml:mi mathvariant="normal"> </mml:mi>
  <mml:mi mathvariant="normal">x</mml:mi>
  <mml:mi mathvariant="normal"> </mml:mi>
  <mml:mover accent="true">
    <mml:mrow>
      <mml:mi>H</mml:mi>
    </mml:mrow>
    <mml:mo>→</mml:mo>
  </mml:mover>
  <mml:mi>*</mml:mi>
  <mml:mi>t</mml:mi>
  <mml:mi> </mml:mi>
  <mml:mo>(</mml:mo>
  <mml:mn>3.1</mml:mn>
  <mml:mo>.</mml:mo>
  <mml:mn>1</mml:mn>
  <mml:mo>.</mml:mo>
  <mml:mn>3</mml:mn>
  <mml:mo>)</mml:mo>
</mml:math>
</file>

<file path=Object 27/content.xml><?xml version="1.0" encoding="utf-8"?>
<mml:math xmlns:mml="http://www.w3.org/1998/Math/MathML" xmlns:m="http://schemas.openxmlformats.org/officeDocument/2006/math">
  <mml:mo>∇</mml:mo>
  <mml:mi>*</mml:mi>
</mml:math>
</file>

<file path=Object 28/content.xml><?xml version="1.0" encoding="utf-8"?>
<mml:math xmlns:mml="http://www.w3.org/1998/Math/MathML" xmlns:m="http://schemas.openxmlformats.org/officeDocument/2006/math">
  <mml:mover accent="true">
    <mml:mrow>
      <mml:mi>B</mml:mi>
    </mml:mrow>
    <mml:mo>→</mml:mo>
  </mml:mover>
</mml:math>
</file>

<file path=Object 29/content.xml><?xml version="1.0" encoding="utf-8"?>
<mml:math xmlns:mml="http://www.w3.org/1998/Math/MathML" xmlns:m="http://schemas.openxmlformats.org/officeDocument/2006/math">
  <mml:mo>∇</mml:mo>
  <mml:mo>·</mml:mo>
  <mml:mover accent="true">
    <mml:mrow>
      <mml:mi>D</mml:mi>
    </mml:mrow>
    <mml:mo>→</mml:mo>
  </mml:mover>
  <mml:mo>=</mml:mo>
  <mml:mo>∇</mml:mo>
  <mml:mo>·</mml:mo>
  <mml:mfenced separators="|">
    <mml:mrow>
      <mml:mo>∇</mml:mo>
      <mml:mi mathvariant="normal"> </mml:mi>
      <mml:mi mathvariant="normal">x</mml:mi>
      <mml:mi mathvariant="normal"> </mml:mi>
      <mml:mi mathvariant="normal"> </mml:mi>
      <mml:mover accent="true">
        <mml:mrow>
          <mml:mi>H</mml:mi>
        </mml:mrow>
        <mml:mo>→</mml:mo>
      </mml:mover>
      <mml:mi>*</mml:mi>
      <mml:mi>t</mml:mi>
      <mml:mi> </mml:mi>
    </mml:mrow>
  </mml:mfenced>
  <mml:mi> </mml:mi>
  <mml:mo>(</mml:mo>
  <mml:mn>3.1</mml:mn>
  <mml:mo>.</mml:mo>
  <mml:mn>1.4</mml:mn>
  <mml:mo>)</mml:mo>
</mml:math>
</file>

<file path=Object 3/content.xml><?xml version="1.0" encoding="utf-8"?>
<mml:math xmlns:mml="http://www.w3.org/1998/Math/MathML" xmlns:m="http://schemas.openxmlformats.org/officeDocument/2006/math">
  <mml:mo>∇</mml:mo>
  <mml:mi mathvariant="normal"> </mml:mi>
  <mml:mo>·</mml:mo>
  <mml:mover accent="true">
    <mml:mrow>
      <mml:mi>D</mml:mi>
    </mml:mrow>
    <mml:mo>→</mml:mo>
  </mml:mover>
  <mml:mo>=</mml:mo>
  <mml:mn>0</mml:mn>
  <mml:mi> </mml:mi>
  <mml:mo>(</mml:mo>
  <mml:mn>1.2</mml:mn>
  <mml:mo>)</mml:mo>
</mml:math>
</file>

<file path=Object 30/content.xml><?xml version="1.0" encoding="utf-8"?>
<mml:math xmlns:mml="http://www.w3.org/1998/Math/MathML" xmlns:m="http://schemas.openxmlformats.org/officeDocument/2006/math">
  <mml:mo>∇</mml:mo>
  <mml:mo>·</mml:mo>
  <mml:mo>∇</mml:mo>
  <mml:mi mathvariant="normal"> </mml:mi>
  <mml:mi mathvariant="normal">x</mml:mi>
  <mml:mi mathvariant="normal"> </mml:mi>
  <mml:mover accent="true">
    <mml:mrow>
      <mml:mi>F</mml:mi>
    </mml:mrow>
    <mml:mo>→</mml:mo>
  </mml:mover>
</mml:math>
</file>

<file path=Object 31/content.xml><?xml version="1.0" encoding="utf-8"?>
<mml:math xmlns:mml="http://www.w3.org/1998/Math/MathML" xmlns:m="http://schemas.openxmlformats.org/officeDocument/2006/math">
  <mml:mover accent="true">
    <mml:mrow>
      <mml:mi>F</mml:mi>
    </mml:mrow>
    <mml:mo>→</mml:mo>
  </mml:mover>
</mml:math>
</file>

<file path=Object 32/content.xml><?xml version="1.0" encoding="utf-8"?>
<mml:math xmlns:mml="http://www.w3.org/1998/Math/MathML" xmlns:m="http://schemas.openxmlformats.org/officeDocument/2006/math">
  <mml:mo>∇</mml:mo>
  <mml:mi mathvariant="normal"> </mml:mi>
  <mml:mo>·</mml:mo>
  <mml:mover accent="true">
    <mml:mrow>
      <mml:mi>D</mml:mi>
    </mml:mrow>
    <mml:mo>→</mml:mo>
  </mml:mover>
  <mml:mo>=</mml:mo>
  <mml:mn>0</mml:mn>
  <mml:mi> </mml:mi>
</mml:math>
</file>

<file path=Object 33/content.xml><?xml version="1.0" encoding="utf-8"?>
<mml:math xmlns:mml="http://www.w3.org/1998/Math/MathML" xmlns:m="http://schemas.openxmlformats.org/officeDocument/2006/math">
  <mml:mfrac>
    <mml:mrow>
      <mml:mo>∂</mml:mo>
      <mml:msub>
        <mml:mrow>
          <mml:mi>E</mml:mi>
        </mml:mrow>
        <mml:mrow>
          <mml:mi>y</mml:mi>
        </mml:mrow>
      </mml:msub>
    </mml:mrow>
    <mml:mrow>
      <mml:mo>∂</mml:mo>
      <mml:mi>t</mml:mi>
    </mml:mrow>
  </mml:mfrac>
  <mml:mo>=</mml:mo>
  <mml:mfrac>
    <mml:mrow>
      <mml:mn>1</mml:mn>
    </mml:mrow>
    <mml:mrow>
      <mml:mi>ε</mml:mi>
    </mml:mrow>
  </mml:mfrac>
  <mml:mfenced open="[" close="]" separators="|">
    <mml:mrow>
      <mml:mo>-</mml:mo>
      <mml:mfrac>
        <mml:mrow>
          <mml:mo>∂</mml:mo>
          <mml:msub>
            <mml:mrow>
              <mml:mi>H</mml:mi>
            </mml:mrow>
            <mml:mrow>
              <mml:mi>z</mml:mi>
            </mml:mrow>
          </mml:msub>
        </mml:mrow>
        <mml:mrow>
          <mml:mo>∂</mml:mo>
          <mml:mi>x</mml:mi>
        </mml:mrow>
      </mml:mfrac>
      <mml:mo>-</mml:mo>
      <mml:mfenced separators="|">
        <mml:mrow>
          <mml:msub>
            <mml:mrow>
              <mml:mi>J</mml:mi>
            </mml:mrow>
            <mml:mrow>
              <mml:mi>s</mml:mi>
              <mml:mi>o</mml:mi>
              <mml:mi>r</mml:mi>
              <mml:mi>c</mml:mi>
              <mml:mi>e</mml:mi>
              <mml:mi> </mml:mi>
              <mml:mi>y</mml:mi>
            </mml:mrow>
          </mml:msub>
          <mml:mo>-</mml:mo>
          <mml:mi>σ</mml:mi>
          <mml:msub>
            <mml:mrow>
              <mml:mi>E</mml:mi>
            </mml:mrow>
            <mml:mrow>
              <mml:mi>y</mml:mi>
            </mml:mrow>
          </mml:msub>
        </mml:mrow>
      </mml:mfenced>
    </mml:mrow>
  </mml:mfenced>
  <mml:mi> </mml:mi>
  <mml:mo>(</mml:mo>
  <mml:mn>3.18</mml:mn>
  <mml:mo>.</mml:mo>
  <mml:mi mathvariant="normal">a</mml:mi>
  <mml:mo>)</mml:mo>
</mml:math>
</file>

<file path=Object 34/content.xml><?xml version="1.0" encoding="utf-8"?>
<mml:math xmlns:mml="http://www.w3.org/1998/Math/MathML" xmlns:m="http://schemas.openxmlformats.org/officeDocument/2006/math">
  <mml:mfrac>
    <mml:mrow>
      <mml:mo>∂</mml:mo>
      <mml:msub>
        <mml:mrow>
          <mml:mi>H</mml:mi>
        </mml:mrow>
        <mml:mrow>
          <mml:mi>z</mml:mi>
        </mml:mrow>
      </mml:msub>
    </mml:mrow>
    <mml:mrow>
      <mml:mo>∂</mml:mo>
      <mml:mi>t</mml:mi>
    </mml:mrow>
  </mml:mfrac>
  <mml:mo>=</mml:mo>
  <mml:mfrac>
    <mml:mrow>
      <mml:mn>1</mml:mn>
    </mml:mrow>
    <mml:mrow>
      <mml:mi>μ</mml:mi>
    </mml:mrow>
  </mml:mfrac>
  <mml:mfenced open="[" close="]" separators="|">
    <mml:mrow>
      <mml:mo>-</mml:mo>
      <mml:mfrac>
        <mml:mrow>
          <mml:mo>∂</mml:mo>
          <mml:msub>
            <mml:mrow>
              <mml:mi>E</mml:mi>
            </mml:mrow>
            <mml:mrow>
              <mml:mi>y</mml:mi>
            </mml:mrow>
          </mml:msub>
        </mml:mrow>
        <mml:mrow>
          <mml:mo>∂</mml:mo>
          <mml:mi>x</mml:mi>
        </mml:mrow>
      </mml:mfrac>
      <mml:mo>-</mml:mo>
      <mml:mfenced separators="|">
        <mml:mrow>
          <mml:msub>
            <mml:mrow>
              <mml:mi>M</mml:mi>
            </mml:mrow>
            <mml:mrow>
              <mml:mi>s</mml:mi>
              <mml:mi>o</mml:mi>
              <mml:mi>r</mml:mi>
              <mml:mi>c</mml:mi>
              <mml:mi>e</mml:mi>
              <mml:mi> </mml:mi>
              <mml:mi>z</mml:mi>
            </mml:mrow>
          </mml:msub>
          <mml:mo>-</mml:mo>
          <mml:msup>
            <mml:mrow>
              <mml:mi>σ</mml:mi>
            </mml:mrow>
            <mml:mrow>
              <mml:mi>*</mml:mi>
            </mml:mrow>
          </mml:msup>
          <mml:msub>
            <mml:mrow>
              <mml:mi>H</mml:mi>
            </mml:mrow>
            <mml:mrow>
              <mml:mi>z</mml:mi>
            </mml:mrow>
          </mml:msub>
        </mml:mrow>
      </mml:mfenced>
    </mml:mrow>
  </mml:mfenced>
  <mml:mi> </mml:mi>
  <mml:mo>(</mml:mo>
  <mml:mn>3.18</mml:mn>
  <mml:mo>.</mml:mo>
  <mml:mi mathvariant="normal">b</mml:mi>
  <mml:mo>)</mml:mo>
</mml:math>
</file>

<file path=Object 35/content.xml><?xml version="1.0" encoding="utf-8"?>
<mml:math xmlns:mml="http://www.w3.org/1998/Math/MathML" xmlns:m="http://schemas.openxmlformats.org/officeDocument/2006/math">
  <mml:mover accent="true">
    <mml:mrow>
      <mml:mi>H</mml:mi>
    </mml:mrow>
    <mml:mo>→</mml:mo>
  </mml:mover>
</mml:math>
</file>

<file path=Object 36/content.xml><?xml version="1.0" encoding="utf-8"?>
<mml:math xmlns:mml="http://www.w3.org/1998/Math/MathML" xmlns:m="http://schemas.openxmlformats.org/officeDocument/2006/math">
  <mml:mover accent="true">
    <mml:mrow>
      <mml:mi>J</mml:mi>
    </mml:mrow>
    <mml:mo>→</mml:mo>
  </mml:mover>
</mml:math>
</file>

<file path=Object 37/content.xml><?xml version="1.0" encoding="utf-8"?>
<mml:math xmlns:mml="http://www.w3.org/1998/Math/MathML" xmlns:m="http://schemas.openxmlformats.org/officeDocument/2006/math">
  <mml:msub>
    <mml:mrow>
      <mml:mi>M</mml:mi>
    </mml:mrow>
    <mml:mrow>
      <mml:mi>s</mml:mi>
      <mml:mi>o</mml:mi>
      <mml:mi>r</mml:mi>
      <mml:mi>c</mml:mi>
      <mml:mi>e</mml:mi>
      <mml:mi> </mml:mi>
      <mml:mi>z</mml:mi>
    </mml:mrow>
  </mml:msub>
  <mml:mo>=</mml:mo>
  <mml:msub>
    <mml:mrow>
      <mml:mi>J</mml:mi>
    </mml:mrow>
    <mml:mrow>
      <mml:mi>s</mml:mi>
      <mml:mi>o</mml:mi>
      <mml:mi>r</mml:mi>
      <mml:mi>c</mml:mi>
      <mml:mi>e</mml:mi>
      <mml:mi> </mml:mi>
      <mml:mi>y</mml:mi>
    </mml:mrow>
  </mml:msub>
  <mml:mo>=</mml:mo>
  <mml:mn>0</mml:mn>
</mml:math>
</file>

<file path=Object 38/content.xml><?xml version="1.0" encoding="utf-8"?>
<mml:math xmlns:mml="http://www.w3.org/1998/Math/MathML" xmlns:m="http://schemas.openxmlformats.org/officeDocument/2006/math">
  <mml:msup>
    <mml:mrow>
      <mml:mi>σ</mml:mi>
    </mml:mrow>
    <mml:mrow>
      <mml:mi>*</mml:mi>
    </mml:mrow>
  </mml:msup>
  <mml:mo>=</mml:mo>
  <mml:mi>σ</mml:mi>
  <mml:mo>=</mml:mo>
  <mml:mn>0</mml:mn>
</mml:math>
</file>

<file path=Object 39/content.xml><?xml version="1.0" encoding="utf-8"?>
<mml:math xmlns:mml="http://www.w3.org/1998/Math/MathML" xmlns:m="http://schemas.openxmlformats.org/officeDocument/2006/math">
  <mml:mfrac>
    <mml:mrow>
      <mml:msup>
        <mml:mrow>
          <mml:mo>∂</mml:mo>
        </mml:mrow>
        <mml:mrow>
          <mml:mn>2</mml:mn>
        </mml:mrow>
      </mml:msup>
      <mml:msub>
        <mml:mrow>
          <mml:mi>E</mml:mi>
        </mml:mrow>
        <mml:mrow>
          <mml:mi>y</mml:mi>
        </mml:mrow>
      </mml:msub>
    </mml:mrow>
    <mml:mrow>
      <mml:msup>
        <mml:mrow>
          <mml:mo>∂</mml:mo>
        </mml:mrow>
        <mml:mrow>
          <mml:mn>2</mml:mn>
        </mml:mrow>
      </mml:msup>
      <mml:mi>t</mml:mi>
    </mml:mrow>
  </mml:mfrac>
  <mml:mo>=</mml:mo>
  <mml:mfrac>
    <mml:mrow>
      <mml:mn>1</mml:mn>
    </mml:mrow>
    <mml:mrow>
      <mml:mi>ε</mml:mi>
    </mml:mrow>
  </mml:mfrac>
  <mml:mfenced open="[" close="]" separators="|">
    <mml:mrow>
      <mml:mo>-</mml:mo>
      <mml:mfrac>
        <mml:mrow>
          <mml:msup>
            <mml:mrow>
              <mml:mo>∂</mml:mo>
            </mml:mrow>
            <mml:mrow>
              <mml:mn>2</mml:mn>
            </mml:mrow>
          </mml:msup>
          <mml:msub>
            <mml:mrow>
              <mml:mi>H</mml:mi>
            </mml:mrow>
            <mml:mrow>
              <mml:mi>z</mml:mi>
            </mml:mrow>
          </mml:msub>
        </mml:mrow>
        <mml:mrow>
          <mml:mo>∂</mml:mo>
          <mml:mi>t</mml:mi>
          <mml:mo>∂</mml:mo>
          <mml:mi>x</mml:mi>
        </mml:mrow>
      </mml:mfrac>
    </mml:mrow>
  </mml:mfenced>
  <mml:mi> </mml:mi>
  <mml:mo>(</mml:mo>
  <mml:mn>1</mml:mn>
  <mml:mo>)</mml:mo>
</mml:math>
</file>

<file path=Object 4/content.xml><?xml version="1.0" encoding="utf-8"?>
<mml:math xmlns:mml="http://www.w3.org/1998/Math/MathML" xmlns:m="http://schemas.openxmlformats.org/officeDocument/2006/math">
  <mml:mover accent="true">
    <mml:mrow>
      <mml:mi>D</mml:mi>
    </mml:mrow>
    <mml:mo>→</mml:mo>
  </mml:mover>
</mml:math>
</file>

<file path=Object 40/content.xml><?xml version="1.0" encoding="utf-8"?>
<mml:math xmlns:mml="http://www.w3.org/1998/Math/MathML" xmlns:m="http://schemas.openxmlformats.org/officeDocument/2006/math">
  <mml:mfrac>
    <mml:mrow>
      <mml:msup>
        <mml:mrow>
          <mml:mo>∂</mml:mo>
        </mml:mrow>
        <mml:mrow>
          <mml:mn>2</mml:mn>
        </mml:mrow>
      </mml:msup>
      <mml:msub>
        <mml:mrow>
          <mml:mi>H</mml:mi>
        </mml:mrow>
        <mml:mrow>
          <mml:mi>z</mml:mi>
        </mml:mrow>
      </mml:msub>
    </mml:mrow>
    <mml:mrow>
      <mml:mo>∂</mml:mo>
      <mml:mi>t</mml:mi>
      <mml:mo>∂</mml:mo>
      <mml:mi>x</mml:mi>
    </mml:mrow>
  </mml:mfrac>
  <mml:mo>=</mml:mo>
  <mml:mfrac>
    <mml:mrow>
      <mml:mn>1</mml:mn>
    </mml:mrow>
    <mml:mrow>
      <mml:mi>μ</mml:mi>
    </mml:mrow>
  </mml:mfrac>
  <mml:mfenced open="[" close="]" separators="|">
    <mml:mrow>
      <mml:mo>-</mml:mo>
      <mml:mfrac>
        <mml:mrow>
          <mml:msup>
            <mml:mrow>
              <mml:mo>∂</mml:mo>
            </mml:mrow>
            <mml:mrow>
              <mml:mn>2</mml:mn>
            </mml:mrow>
          </mml:msup>
          <mml:msub>
            <mml:mrow>
              <mml:mi>E</mml:mi>
            </mml:mrow>
            <mml:mrow>
              <mml:mi>y</mml:mi>
            </mml:mrow>
          </mml:msub>
        </mml:mrow>
        <mml:mrow>
          <mml:msup>
            <mml:mrow>
              <mml:mo>∂</mml:mo>
            </mml:mrow>
            <mml:mrow>
              <mml:mn>2</mml:mn>
            </mml:mrow>
          </mml:msup>
          <mml:mi>t</mml:mi>
        </mml:mrow>
      </mml:mfrac>
    </mml:mrow>
  </mml:mfenced>
  <mml:mo>(</mml:mo>
  <mml:mn>2</mml:mn>
  <mml:mo>)</mml:mo>
</mml:math>
</file>

<file path=Object 41/content.xml><?xml version="1.0" encoding="utf-8"?>
<mml:math xmlns:mml="http://www.w3.org/1998/Math/MathML" xmlns:m="http://schemas.openxmlformats.org/officeDocument/2006/math">
  <mml:mfrac>
    <mml:mrow>
      <mml:msup>
        <mml:mrow>
          <mml:mo>∂</mml:mo>
        </mml:mrow>
        <mml:mrow>
          <mml:mn>2</mml:mn>
        </mml:mrow>
      </mml:msup>
      <mml:msub>
        <mml:mrow>
          <mml:mi>E</mml:mi>
        </mml:mrow>
        <mml:mrow>
          <mml:mi>y</mml:mi>
        </mml:mrow>
      </mml:msub>
    </mml:mrow>
    <mml:mrow>
      <mml:msup>
        <mml:mrow>
          <mml:mo>∂</mml:mo>
        </mml:mrow>
        <mml:mrow>
          <mml:mn>2</mml:mn>
        </mml:mrow>
      </mml:msup>
      <mml:mi>t</mml:mi>
    </mml:mrow>
  </mml:mfrac>
  <mml:mo>=</mml:mo>
  <mml:mfrac>
    <mml:mrow>
      <mml:mn>1</mml:mn>
    </mml:mrow>
    <mml:mrow>
      <mml:mi>ε</mml:mi>
      <mml:mi>μ</mml:mi>
    </mml:mrow>
  </mml:mfrac>
  <mml:mfenced separators="|">
    <mml:mrow>
      <mml:mfrac>
        <mml:mrow>
          <mml:msup>
            <mml:mrow>
              <mml:mo>∂</mml:mo>
            </mml:mrow>
            <mml:mrow>
              <mml:mn>2</mml:mn>
            </mml:mrow>
          </mml:msup>
          <mml:msub>
            <mml:mrow>
              <mml:mi>E</mml:mi>
            </mml:mrow>
            <mml:mrow>
              <mml:mi>y</mml:mi>
            </mml:mrow>
          </mml:msub>
        </mml:mrow>
        <mml:mrow>
          <mml:msup>
            <mml:mrow>
              <mml:mo>∂</mml:mo>
            </mml:mrow>
            <mml:mrow>
              <mml:mn>2</mml:mn>
            </mml:mrow>
          </mml:msup>
          <mml:mi>t</mml:mi>
        </mml:mrow>
      </mml:mfrac>
    </mml:mrow>
  </mml:mfenced>
  <mml:mo>=</mml:mo>
  <mml:msup>
    <mml:mrow>
      <mml:mi>c</mml:mi>
    </mml:mrow>
    <mml:mrow>
      <mml:mn>2</mml:mn>
    </mml:mrow>
  </mml:msup>
  <mml:mfenced separators="|">
    <mml:mrow>
      <mml:mfrac>
        <mml:mrow>
          <mml:msup>
            <mml:mrow>
              <mml:mo>∂</mml:mo>
            </mml:mrow>
            <mml:mrow>
              <mml:mn>2</mml:mn>
            </mml:mrow>
          </mml:msup>
          <mml:msub>
            <mml:mrow>
              <mml:mi>E</mml:mi>
            </mml:mrow>
            <mml:mrow>
              <mml:mi>y</mml:mi>
            </mml:mrow>
          </mml:msub>
        </mml:mrow>
        <mml:mrow>
          <mml:msup>
            <mml:mrow>
              <mml:mo>∂</mml:mo>
            </mml:mrow>
            <mml:mrow>
              <mml:mn>2</mml:mn>
            </mml:mrow>
          </mml:msup>
          <mml:mi>t</mml:mi>
        </mml:mrow>
      </mml:mfrac>
    </mml:mrow>
  </mml:mfenced>
  <mml:mo>(</mml:mo>
  <mml:mn>3</mml:mn>
  <mml:mo>)</mml:mo>
</mml:math>
</file>

<file path=Object 42/content.xml><?xml version="1.0" encoding="utf-8"?>
<mml:math xmlns:mml="http://www.w3.org/1998/Math/MathML" xmlns:m="http://schemas.openxmlformats.org/officeDocument/2006/math">
  <mml:mi>c</mml:mi>
  <mml:mo>=</mml:mo>
  <mml:msqrt>
    <mml:mfrac>
      <mml:mrow>
        <mml:mn>1</mml:mn>
      </mml:mrow>
      <mml:mrow>
        <mml:mi>ε</mml:mi>
        <mml:mi>μ</mml:mi>
      </mml:mrow>
    </mml:mfrac>
  </mml:msqrt>
</mml:math>
</file>

<file path=Object 5/content.xml><?xml version="1.0" encoding="utf-8"?>
<mml:math xmlns:mml="http://www.w3.org/1998/Math/MathML" xmlns:m="http://schemas.openxmlformats.org/officeDocument/2006/math">
  <mml:mfrac>
    <mml:mrow>
      <mml:mo>∂</mml:mo>
      <mml:mover accent="true">
        <mml:mrow>
          <mml:mi>D</mml:mi>
        </mml:mrow>
        <mml:mo>→</mml:mo>
      </mml:mover>
    </mml:mrow>
    <mml:mrow>
      <mml:mo>∂</mml:mo>
      <mml:mi>t</mml:mi>
    </mml:mrow>
  </mml:mfrac>
  <mml:mo>=</mml:mo>
  <mml:mo>∇</mml:mo>
  <mml:mi mathvariant="normal"> </mml:mi>
  <mml:mi mathvariant="normal">x</mml:mi>
  <mml:mi mathvariant="normal"> </mml:mi>
  <mml:mover accent="true">
    <mml:mrow>
      <mml:mi>H</mml:mi>
    </mml:mrow>
    <mml:mo>→</mml:mo>
  </mml:mover>
  <mml:mo>-</mml:mo>
  <mml:mover accent="true">
    <mml:mrow>
      <mml:mi>J</mml:mi>
    </mml:mrow>
    <mml:mo>→</mml:mo>
  </mml:mover>
  <mml:mi> </mml:mi>
  <mml:mo>(</mml:mo>
  <mml:mn>1.3</mml:mn>
  <mml:mo>)</mml:mo>
</mml:math>
</file>

<file path=Object 6/content.xml><?xml version="1.0" encoding="utf-8"?>
<mml:math xmlns:mml="http://www.w3.org/1998/Math/MathML" xmlns:m="http://schemas.openxmlformats.org/officeDocument/2006/math">
  <mml:mover accent="true">
    <mml:mrow>
      <mml:mi>H</mml:mi>
    </mml:mrow>
    <mml:mo>→</mml:mo>
  </mml:mover>
</mml:math>
</file>

<file path=Object 7/content.xml><?xml version="1.0" encoding="utf-8"?>
<mml:math xmlns:mml="http://www.w3.org/1998/Math/MathML" xmlns:m="http://schemas.openxmlformats.org/officeDocument/2006/math">
  <mml:mover accent="true">
    <mml:mrow>
      <mml:mi>J</mml:mi>
    </mml:mrow>
    <mml:mo>→</mml:mo>
  </mml:mover>
</mml:math>
</file>

<file path=Object 8/content.xml><?xml version="1.0" encoding="utf-8"?>
<mml:math xmlns:mml="http://www.w3.org/1998/Math/MathML" xmlns:m="http://schemas.openxmlformats.org/officeDocument/2006/math">
  <mml:mfrac>
    <mml:mrow>
      <mml:mo>∂</mml:mo>
      <mml:mover accent="true">
        <mml:mrow>
          <mml:mi>B</mml:mi>
        </mml:mrow>
        <mml:mo>→</mml:mo>
      </mml:mover>
    </mml:mrow>
    <mml:mrow>
      <mml:mo>∂</mml:mo>
      <mml:mi>t</mml:mi>
    </mml:mrow>
  </mml:mfrac>
  <mml:mo>=</mml:mo>
  <mml:mo>∇</mml:mo>
  <mml:mi mathvariant="normal"> </mml:mi>
  <mml:mi mathvariant="normal">x</mml:mi>
  <mml:mi mathvariant="normal"> </mml:mi>
  <mml:mover accent="true">
    <mml:mrow>
      <mml:mi>E</mml:mi>
    </mml:mrow>
    <mml:mo>→</mml:mo>
  </mml:mover>
  <mml:mo>-</mml:mo>
  <mml:mover accent="true">
    <mml:mrow>
      <mml:mi>M</mml:mi>
    </mml:mrow>
    <mml:mo>→</mml:mo>
  </mml:mover>
  <mml:mi> </mml:mi>
  <mml:mo>(</mml:mo>
  <mml:mn>1.4</mml:mn>
  <mml:mo>)</mml:mo>
</mml:math>
</file>

<file path=Object 9/content.xml><?xml version="1.0" encoding="utf-8"?>
<mml:math xmlns:mml="http://www.w3.org/1998/Math/MathML" xmlns:m="http://schemas.openxmlformats.org/officeDocument/2006/math">
  <mml:mover accent="true">
    <mml:mrow>
      <mml:mi>E</mml:mi>
    </mml:mrow>
    <mml:mo>→</mml:mo>
  </mml:mover>
</mml:math>
</file>